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DejaVu Sans Mono" fo:font-size="11pt" style:font-size-asian="11pt" style:font-size-complex="11pt"/>
    </style:style>
    <style:style style:name="P3" style:family="paragraph" style:parent-style-name="Preformatted_20_Text">
      <style:text-properties fo:color="#000000" fo:font-size="11pt" style:font-size-asian="11pt" style:font-size-complex="11pt"/>
    </style:style>
    <style:style style:name="P4" style:family="paragraph" style:parent-style-name="Preformatted_20_Text">
      <style:text-properties fo:color="#000000" fo:font-weight="bold" officeooo:paragraph-rsid="0004f3a1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 fo:font-size="11pt" style:font-size-asian="11pt" style:font-size-complex="11pt"/>
    </style:style>
    <style:style style:name="P6" style:family="paragraph" style:parent-style-name="Preformatted_20_Text">
      <style:text-properties fo:color="#000000" fo:font-size="16pt" fo:font-weight="bold" officeooo:paragraph-rsid="0004f3a1" style:font-size-asian="16pt" style:font-weight-asian="bold" style:font-size-complex="16pt" style:font-weight-complex="bold"/>
    </style:style>
    <style:style style:name="T1" style:family="text">
      <style:text-properties officeooo:rsid="000309a8"/>
    </style:style>
    <style:style style:name="T2" style:family="text">
      <style:text-properties officeooo:rsid="0004f3a1"/>
    </style:style>
    <style:style style:name="T3" style:family="text">
      <style:text-properties officeooo:rsid="0008a8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 pair of brown eyes</text:p>
      <text:p text:style-name="P4">Pogues <text:span text:style-name="T2">1985. erster Song der Pogues in den Single Charts </text:span></text:p>
      <text:p text:style-name="P1"/>
      <text:p text:style-name="P2">C G<text:tab/><text:tab/><text:tab/><text:tab/><text:tab/><text:tab/><text:tab/><text:tab/><text:tab/><text:tab/><text:tab/><text:tab/><text:span text:style-name="T3">55 (166)</text:span></text:p>
      <text:p text:style-name="P3"/>
      <text:p text:style-name="P3"><text:s text:c="6"/>G <text:s text:c="28"/>Am <text:s text:c="14"/>C</text:p>
      <text:p text:style-name="P3">One summer evening drunk to hell I sat there nearly lifeless</text:p>
      <text:p text:style-name="P3"><text:s text:c="5"/>G <text:s text:c="35"/>C <text:s text:c="10"/>Am</text:p>
      <text:p text:style-name="P3">An old man in the corner sang where the waterlilies grow</text:p>
      <text:p text:style-name="P3"><text:s text:c="5"/>G <text:s text:c="26"/>Am <text:s text:c="17"/>C</text:p>
      <text:p text:style-name="P3">And on the jukebox Johnny sang about a thing called love</text:p>
      <text:p text:style-name="P3"><text:s text:c="10"/>G <text:s text:c="10"/>Am</text:p>
      <text:p text:style-name="P3">and it's how are you kid</text:p>
      <text:p text:style-name="P3"><text:s text:c="6"/>C <text:s text:c="9"/>G</text:p>
      <text:p text:style-name="P3">and whats your name</text:p>
      <text:p text:style-name="P3"><text:s text:c="5"/>C <text:s text:c="19"/>Am</text:p>
      <text:p text:style-name="P3">and how would you bloody know</text:p>
      <text:p text:style-name="P3"/>
      <text:p text:style-name="P3"/>
      <text:p text:style-name="P3">In blood and death 'neath a screaming sky</text:p>
      <text:p text:style-name="P3">I lay down on the ground</text:p>
      <text:p text:style-name="P3">And the arms and legs of other men</text:p>
      <text:p text:style-name="P3">Were scattered all around</text:p>
      <text:p text:style-name="P3">Some cursed some prayed some prayed then cursed</text:p>
      <text:p text:style-name="P3">Then prayed and bled some more</text:p>
      <text:p text:style-name="P3">And the only thing that I could see</text:p>
      <text:p text:style-name="P3"><text:s text:c="7"/>G <text:s text:c="11"/>Am <text:s text:c="12"/>C <text:s text:c="9"/>G</text:p>
      <text:p text:style-name="P3">Was a pair of brown eyes that was looking at me</text:p>
      <text:p text:style-name="P3"><text:s text:c="5"/>G <text:s text:c="10"/>Am <text:s text:c="11"/>C <text:s text:c="12"/>G</text:p>
      <text:p text:style-name="P3">But when we got back labelled parts one to three</text:p>
      <text:p text:style-name="P3"><text:s text:c="11"/>G <text:s text:c="10"/>Am <text:s text:c="8"/>C <text:s text:c="9"/>G</text:p>
      <text:p text:style-name="P3">There was no pair of brown eyes waiting for me</text:p>
      <text:p text:style-name="P3"><text:s text:c="7"/>G <text:s text:c="7"/>Am <text:s text:c="6"/>C <text:s text:c="10"/>G</text:p>
      <text:p text:style-name="P3">And a rovin' a rovin' a rovin' I'll go</text:p>
      <text:p text:style-name="P3"><text:s text:c="7"/>Am <text:s text:c="10"/>C </text:p>
      <text:p text:style-name="P3">For a pair of brown eyes</text:p>
      <text:p text:style-name="P3"/>
      <text:p text:style-name="P3">Inst <text:s text:c="3"/>|C <text:s text:c="3"/>|C <text:s text:c="2"/>Am|C <text:s text:c="3"/>|C <text:s text:c="2"/>Am||</text:p>
      <text:p text:style-name="P3"/>
      <text:p text:style-name="P3">I looked at him he looked at me all I could do was hate him</text:p>
      <text:p text:style-name="P3">While Ray and Philomena sang of my elusive dream</text:p>
      <text:p text:style-name="P3">I saw the streams the rolling hills where his brown eyes were waiting</text:p>
      <text:p text:style-name="P3">And I thought about a pair of brown eyes that waited once for me</text:p>
      <text:p text:style-name="P3"/>
      <text:p text:style-name="P3">So drunk to hell I left the place sometimes crawling sometimes walking</text:p>
      <text:p text:style-name="P3">A hungry sound came across the breeze so I gave the walls a talking</text:p>
      <text:p text:style-name="P3">And I heard the sounds of long ago - from the old canal</text:p>
      <text:p text:style-name="P3">And the birds were whistling in the trees where the wind was gently laughing</text:p>
      <text:p text:style-name="P3"/>
      <text:p text:style-name="P3"/>
      <text:p text:style-name="P3"><text:s text:c="8"/>G <text:s text:c="6"/>Am <text:s text:c="6"/>C <text:s text:c="10"/>G</text:p>
      <text:p text:style-name="P3">And a rovin' a rovin' a rovin' I'll go <text:s/><text:span text:style-name="T1">|Repeat</text:span></text:p>
      <text:p text:style-name="P3"><text:s text:c="7"/>C <text:s text:c="12"/>Am <text:s/></text:p>
      <text:p text:style-name="P3">For a pair of brown eyes </text:p>
      <text:p text:style-name="P3"><text:s text:c="7"/>C <text:s text:c="7"/>D <text:s text:c="3"/>G </text:p>
      <text:p text:style-name="P3">For a pair of brown eyes </text:p>
      <text:p text:style-name="P3"><text:s/></text:p>
      <text:p text:style-name="P3"/>
      <text:p text:style-name="P5">Outro <text:s text:c="2"/>|G Am C G|G Am C G|G Am C G|C <text:s/>Am <text:s/>|C <text:s/>D <text:s/>G|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07cm" fo:margin-bottom="0.543cm" fo:margin-left="1.635cm" fo:margin-right="1.99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1-30T10:32:38</meta:creation-date>
    <dc:date>2017-12-07T19:01:06.125622698</dc:date>
    <dc:creator>benutzer </dc:creator>
    <meta:editing-duration>PT6H53M2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49" meta:word-count="351" meta:character-count="1997" meta:non-whitespace-character-count="1222"/>
  </office:meta>
</office:document-meta>
</file>